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1pt" style:font-size-complex="11p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18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normal" officeooo:rsid="001dbfe3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c8690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a2c63" fo:background-color="transparent" loext:char-shading-value="0"/>
    </style:style>
    <style:style style:name="T5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7" style:family="text">
      <style:text-properties officeooo:rsid="001a2c63"/>
    </style:style>
    <style:style style:name="T8" style:family="text">
      <style:text-properties officeooo:rsid="001eed4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874089c3-7fff-b4f2-d4a4-fb9a77642bbb"/>Shadow Stalker</text:p>
      <text:p text:style-name="P1"/>
      <text:p text:style-name="P19"><text:span text:style-name="T6">B</text:span><text:span text:style-name="T5">ugs</text:span></text:p>
      <text:p text:style-name="P17"/>
      <text:list xml:id="list1339061082" text:style-name="L5">
        <text:list-item>
          <text:p text:style-name="P18">Level transition causes the lantern to stop scaling.</text:p>
        </text:list-item>
      </text:list>
      <text:p text:style-name="P17"/>
      <text:p text:style-name="P6"><text:span text:style-name="T1">T</text:span><text:span text:style-name="T2">o Do</text:span></text:p>
      <text:p text:style-name="P2"/>
      <text:list xml:id="list269261457" text:style-name="L1">
        <text:list-item>
          <text:p text:style-name="P8">Moving platforms</text:p>
        </text:list-item>
        <text:list-item>
          <text:p text:style-name="P10">Conveyors</text:p>
        </text:list-item>
        <text:list-item>
          <text:p text:style-name="P16">Flickering light</text:p>
        </text:list-item>
        <text:list-item>
          <text:p text:style-name="P10">Player dying indication</text:p>
        </text:list-item>
        <text:list-item>
          <text:p text:style-name="P14">Additional play animations (waking up at start of game, madness)</text:p>
        </text:list-item>
        <text:list-item>
          <text:p text:style-name="P14">Madness effects (chromatic aberration)</text:p>
        </text:list-item>
        <text:list-item>
          <text:p text:style-name="P14">Weather</text:p>
        </text:list-item>
        <text:list-item>
          <text:p text:style-name="P8">Player lantern animation</text:p>
        </text:list-item>
        <text:list-item>
          <text:p text:style-name="P8">Keys (relics) to unlock doors/start platforms/solve puzzles</text:p>
        </text:list-item>
        <text:list-item>
          <text:p text:style-name="P8">Key out of the level in the barn the player first sees when entering the town.</text:p>
        </text:list-item>
        <text:list-item>
          <text:p text:style-name="P10">Multi-level puzzles</text:p>
        </text:list-item>
        <text:list-item>
          <text:p text:style-name="P10">Flashlight on/off</text:p>
        </text:list-item>
        <text:list-item>
          <text:p text:style-name="P9">Lantern on/off</text:p>
        </text:list-item>
        <text:list-item>
          <text:p text:style-name="P10">Church holds the sun relic. This is the goal for the player and ends the game when obtained. It requires 5 pieces 6 with the inner circle?</text:p>
        </text:list-item>
        <text:list-item>
          <text:p text:style-name="P10">Player able to switch between no light, flashlight, and lantern. Lantern for short range. Flashlight for long range</text:p>
        </text:list-item>
        <text:list-item>
          <text:p text:style-name="P10">Glimpses of the “monsters”</text:p>
        </text:list-item>
        <text:list-item>
          <text:p text:style-name="P15">Player death (random times)</text:p>
        </text:list-item>
      </text:list>
      <text:p text:style-name="P1"/>
      <text:p text:style-name="P5">HUD</text:p>
      <text:list xml:id="list90241503" text:style-name="L2">
        <text:list-item>
          <text:p text:style-name="P11">In the pause menu</text:p>
        </text:list-item>
        <text:list-item>
          <text:p text:style-name="P11">Battery power indicator for flashlight</text:p>
        </text:list-item>
        <text:list-item>
          <text:p text:style-name="P11">Candle indicator for lantern</text:p>
        </text:list-item>
        <text:list-item>
          <text:p text:style-name="P11">Keys/relics the player has</text:p>
        </text:list-item>
      </text:list>
      <text:p text:style-name="P1"/>
      <text:p text:style-name="P5">Levels</text:p>
      <text:list xml:id="list3203305175" text:style-name="L3">
        <text:list-item>
          <text:p text:style-name="P12">Town</text:p>
        </text:list-item>
        <text:list-item>
          <text:p text:style-name="P12">Church (Sun relic)</text:p>
        </text:list-item>
        <text:list-item>
          <text:p text:style-name="P12">Caverns</text:p>
        </text:list-item>
        <text:list-item>
          <text:p text:style-name="P12"><text:soft-page-break/>Mountain (snow)</text:p>
        </text:list-item>
        <text:list-item>
          <text:p text:style-name="P12">Forest (with sporadic cabins)</text:p>
        </text:list-item>
        <text:list-item>
          <text:p text:style-name="P12">Bell tower</text:p>
        </text:list-item>
        <text:list-item>
          <text:p text:style-name="P12">Graveyard/mausoleum</text:p>
        </text:list-item>
        <text:list-item>
          <text:p text:style-name="P12">Swamp</text:p>
        </text:list-item>
        <text:list-item>
          <text:p text:style-name="P12">Bridge </text:p>
        </text:list-item>
      </text:list>
      <text:p text:style-name="P1"/>
      <text:p text:style-name="P5">Puzzles/Level Design</text:p>
      <text:list xml:id="list2261660152" text:style-name="L4">
        <text:list-item>
          <text:p text:style-name="P13">Collect scrolls to unlock Sun key piece</text:p>
        </text:list-item>
        <text:list-item>
          <text:p text:style-name="P13">Find a lever that opens the caverns </text:p>
        </text:list-item>
      </text:list>
      <text:p text:style-name="P1"/>
      <text:p text:style-name="P5">Narrative</text:p>
      <text:p text:style-name="P1"/>
      <text:p text:style-name="P3">We became the cogs in our own meat grinder.</text:p>
      <text:p text:style-name="P1"/>
      <text:p text:style-name="P3">...they come for us through the darkness...never the light...</text:p>
      <text:p text:style-name="P3">...light! More light!</text:p>
      <text:p text:style-name="P3">...we have come to call them shadow stalkers...</text:p>
      <text:p text:style-name="P3">...the absence of light draws them out...</text:p>
      <text:p text:style-name="P3">...cursed...will the darkness ever end?</text:p>
      <text:p text:style-name="P3">...whatever god or beast we angered...we have paid for it...</text:p>
      <text:p text:style-name="P3">...may the sun, willingly, come and guide us from this fate.</text:p>
      <text:p text:style-name="P3">...we spotted a wrecked ship. Hopes are someone survived and can save us.</text:p>
      <text:p text:style-name="P3">...our records will surpass our lives...and tell the story of a horrible fate.</text:p>
      <text:p text:style-name="P3">...</text:p>
      <text:p text:style-name="P1"/>
      <text:p text:style-name="P3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08T19:19:45.359459257</dc:date>
    <meta:editing-duration>PT3H20M53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2" meta:paragraph-count="57" meta:word-count="337" meta:character-count="1879" meta:non-whitespace-character-count="1628"/>
  </office:meta>
</office:document-meta>
</file>